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81cm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Heading_20_2">
      <style:paragraph-properties fo:break-before="page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Konzept</text:h>
      <text:p text:style-name="Text_20_body"/>
      <text:h text:style-name="Heading_20_2" text:outline-level="2">Thema: </text:h>
      <text:p text:style-name="P4">Untersuchung der Effizienz von RRT* bei der Pfadfindung autonomer Autos</text:p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 Pytho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 table:style-name="Tabelle1.7"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7" office:value-type="date" office:date-value="2018-02-21">
            <text:p text:style-name="P2">21.02.18</text:p>
          </table:table-cell>
          <table:table-cell table:style-name="Tabelle1.B2" office:value-type="string">
            <text:p text:style-name="P2">Gliederung ausarbeiten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Statusupdate mit Betreuer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Anmeldung Bachelorarbei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Visualierung/Tes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n C++ Code ausführ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ohne Hindernisse (3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Vortrag halt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Hindernissen (1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beweglichen Hindernissen (min. 4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7" office:value-type="date" office:date-value="2018-05-10">
            <text:p text:style-name="Table_20_Contents">10.05.18</text:p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7" office:value-type="date" office:date-value="2018-06-01">
            <text:p text:style-name="Table_20_Contents">01.06.18</text:p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/>
      <text:h text:style-name="P11" text:outline-level="2">Probleme</text:h>
      <text:p text:style-name="Text_20_body">Rewiring eines bereits ins Ziel führenden Pfades nicht ohne weiteres möglich</text:p>
      <text:list xml:id="list7098657477915276360" text:style-name="L1">
        <text:list-item>
          <text:p text:style-name="P5">mögliche Lösung: Ignorieren des Problems, aber einmal gefundenen Pfad nicht verändern, sondern durch neuen, besseren Pfad ersetzen (sobald gefunden)</text:p>
        </text:list-item>
      </text:list>
      <text:h text:style-name="Heading_20_2" text:outline-level="2">Zukunftsmusik</text:h>
      <text:p text:style-name="Text_20_body"/>
      <text:list xml:id="list2316192907065427115" text:style-name="L2">
        <text:list-item>
          <text:p text:style-name="P6">Anytime wäre nice – Pfad während der Fahrt überprüfen und verbessern</text:p>
        </text:list-item>
        <text:list-item>
          <text:p text:style-name="P6">Bewegliche Hindernisse</text:p>
          <text:list>
            <text:list-item>
              <text:p text:style-name="P6">RRT* mit 3 Knotenzuständen sicher / nicht sicher / gesperrt</text:p>
            </text:list-item>
            <text:list-item>
              <text:p text:style-name="P6">Mithilfe von Sensordaten können beliebigen Punkten ein Zustand zugeordnet werden</text:p>
            </text:list-item>
          </text:list>
        </text:list-item>
        <text:list-item>
          <text:p text:style-name="P6">Baum wächst in beide Richtungen auf virtueller Karte</text:p>
        </text:list-item>
        <text:list-item>
          <text:p text:style-name="P6">RRT*-Smart</text:p>
        </text:list-item>
        <text:list-item>
          <text:p text:style-name="P6">Häufigkeit: Am besten 30x pro Sekunde, bis zu 4mal pro Sekunde Alg ausführen ist auch ok</text:p>
        </text:list-item>
      </text:list>
      <text:p text:style-name="Text_20_body"/>
      <text:h text:style-name="Heading_20_2" text:outline-level="2">Metriken / Messmethoden</text:h>
      <text:p text:style-name="Text_20_body">Vergleichbarkeit herausstellen, Vergleich zwischen</text:p>
      <text:list xml:id="list1124841076422085959" text:style-name="L3">
        <text:list-item>
          <text:p text:style-name="P7">reines RRT</text:p>
        </text:list-item>
        <text:list-item>
          <text:p text:style-name="P7">RRT*</text:p>
        </text:list-item>
        <text:list-item>
          <text:p text:style-name="P7">RRT*-Smart</text:p>
        </text:list-item>
      </text:list>
      <text:p text:style-name="Text_20_body"/>
      <text:p text:style-name="Text_20_body">Unter Berücksichtigung von</text:p>
      <text:list xml:id="list3870113639861699682" text:style-name="L4">
        <text:list-item>
          <text:p text:style-name="P8">Schrittweite</text:p>
        </text:list-item>
        <text:list-item>
          <text:p text:style-name="P8">Radius (RRT* - Max Entfernung Rewiring)</text:p>
        </text:list-item>
      </text:list>
      <text:p text:style-name="Text_20_body"/>
      <text:p text:style-name="Text_20_body">Vergleichskriterien:</text:p>
      <text:list xml:id="list9037367615001375330" text:style-name="L5">
        <text:list-item>
          <text:p text:style-name="P9">Berechnungszeit (Laufzeit)</text:p>
        </text:list-item>
        <text:list-item>
          <text:p text:style-name="P9">Schnelligkeit des Autos</text:p>
        </text:list-item>
        <text:list-item>
          <text:p text:style-name="P9">Optimalster Pfad des Autos (=kürzeste Zeit bei gleicher Geschwindigkeit)</text:p>
        </text:list-item>
        <text:list-item>
          <text:p text:style-name="P9">Sicherheit bzgl. Hinderniss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6DT12H2M53S</meta:editing-duration>
    <meta:editing-cycles>18</meta:editing-cycles>
    <meta:generator>OpenOffice/4.1.1$Win32 OpenOffice.org_project/411m6$Build-9775</meta:generator>
    <dc:date>2018-03-08T12:37:22.57</dc:date>
    <meta:document-statistic meta:table-count="1" meta:image-count="0" meta:object-count="0" meta:page-count="2" meta:paragraph-count="61" meta:word-count="275" meta:character-count="2037"/>
    <meta:user-defined meta:name="Info 1"/>
    <meta:user-defined meta:name="Info 2"/>
    <meta:user-defined meta:name="Info 3"/>
    <meta:user-defined meta:name="Info 4"/>
  </office:meta>
</office:document-meta>
</file>